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le" style:master-page-name="MP0" style:family="paragraph">
      <style:paragraph-properties fo:break-before="page"/>
      <style:text-properties fo:language="pl" fo:country="PL"/>
    </style:style>
    <style:style style:name="T2" style:parent-style-name="Hyperlink" style:family="text">
      <style:text-properties fo:language="pl" fo:country="PL"/>
    </style:style>
    <style:style style:name="P3" style:parent-style-name="Heading1" style:family="paragraph">
      <style:text-properties fo:language="pl" fo:country="PL"/>
    </style:style>
    <style:style style:name="P4" style:parent-style-name="Normal" style:family="paragraph">
      <style:text-properties fo:language="pl" fo:country="PL"/>
    </style:style>
    <style:style style:name="P5" style:parent-style-name="Normal" style:family="paragraph">
      <style:text-properties fo:language="pl" fo:country="PL"/>
    </style:style>
    <style:style style:name="P6" style:parent-style-name="Heading2" style:family="paragraph">
      <style:text-properties fo:language="pl" fo:country="PL"/>
    </style:style>
    <style:style style:name="P7" style:parent-style-name="Normal" style:family="paragraph">
      <style:text-properties fo:language="pl" fo:country="PL"/>
    </style:style>
    <style:style style:name="P8" style:parent-style-name="ListParagraph" style:family="paragraph">
      <style:text-properties fo:language="pl" fo:country="PL"/>
    </style:style>
    <style:style style:name="P9" style:parent-style-name="ListParagraph" style:family="paragraph">
      <style:text-properties fo:language="pl" fo:country="PL"/>
    </style:style>
    <style:style style:name="P10" style:parent-style-name="ListParagraph" style:family="paragraph">
      <style:text-properties fo:language="pl" fo:country="PL"/>
    </style:style>
    <style:style style:name="P11" style:parent-style-name="Heading2" style:family="paragraph">
      <style:text-properties fo:language="pl" fo:country="PL"/>
    </style:style>
    <style:style style:name="P12" style:parent-style-name="Normal" style:family="paragraph">
      <style:text-properties fo:language="pl" fo:country="PL"/>
    </style:style>
    <style:style style:name="P13" style:parent-style-name="ListParagraph" style:family="paragraph">
      <style:text-properties fo:language="pl" fo:country="PL"/>
    </style:style>
    <style:style style:name="P14" style:parent-style-name="ListParagraph" style:family="paragraph">
      <style:text-properties fo:language="pl" fo:country="PL"/>
    </style:style>
    <style:style style:name="P15" style:parent-style-name="ListParagraph" style:family="paragraph">
      <style:text-properties fo:language="pl" fo:country="PL"/>
    </style:style>
    <style:style style:name="P16" style:parent-style-name="Heading2" style:family="paragraph">
      <style:text-properties fo:language="pl" fo:country="PL"/>
    </style:style>
    <style:style style:name="P17" style:parent-style-name="Normal" style:family="paragraph">
      <style:text-properties fo:language="pl" fo:country="PL"/>
    </style:style>
    <style:style style:name="P18" style:parent-style-name="Normal" style:family="paragraph">
      <style:text-properties fo:language="pl" fo:country="PL"/>
    </style:style>
    <style:style style:name="P19" style:parent-style-name="Normal" style:family="paragraph">
      <style:text-properties fo:language="pl" fo:country="PL"/>
    </style:style>
    <style:style style:name="P20" style:parent-style-name="Heading2" style:family="paragraph">
      <style:text-properties fo:language="pl" fo:country="PL"/>
    </style:style>
    <style:style style:name="P21" style:parent-style-name="Normal" style:family="paragraph">
      <style:text-properties fo:language="pl" fo:country="PL"/>
    </style:style>
    <style:style style:name="P22"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23"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24" style:parent-style-name="Normal" style:family="paragraph">
      <style:paragraph-properties style:vertical-align="auto" fo:margin-top="0.0694in" fo:margin-bottom="0.0694in" fo:line-height="100%"/>
      <style:text-properties fo:hyphenate="false"/>
    </style:style>
    <style:style style:name="T25" style:parent-style-name="DefaultParagraphFont" style:family="text">
      <style:text-properties style:font-name="Times New Roman" style:font-name-asian="Times New Roman" fo:font-size="12pt" style:font-size-asian="12pt" style:font-size-complex="12pt" fo:language="pl" fo:country="PL" style:language-asian="pl" style:country-asian="PL"/>
    </style:style>
    <style:style style:name="T26" style:parent-style-name="DefaultParagraphFont" style:family="text">
      <style:text-properties style:font-name="Courier New" style:font-name-asian="Times New Roman" style:font-name-complex="Courier New" fo:font-size="10pt" style:font-size-asian="10pt" style:font-size-complex="10pt" fo:language="pl" fo:country="PL" style:language-asian="pl" style:country-asian="PL"/>
    </style:style>
    <style:style style:name="T27" style:parent-style-name="DefaultParagraphFont" style:family="text">
      <style:text-properties style:font-name="Times New Roman" style:font-name-asian="Times New Roman" fo:font-size="12pt" style:font-size-asian="12pt" style:font-size-complex="12pt" fo:language="pl" fo:country="PL" style:language-asian="pl" style:country-asian="PL"/>
    </style:style>
    <style:style style:name="T28" style:parent-style-name="DefaultParagraphFont" style:family="text">
      <style:text-properties style:font-name="Courier New" style:font-name-asian="Times New Roman" style:font-name-complex="Courier New" fo:font-size="10pt" style:font-size-asian="10pt" style:font-size-complex="10pt" fo:language="pl" fo:country="PL" style:language-asian="pl" style:country-asian="PL"/>
    </style:style>
    <style:style style:name="T29" style:parent-style-name="DefaultParagraphFont" style:family="text">
      <style:text-properties style:font-name="Times New Roman" style:font-name-asian="Times New Roman" fo:font-size="12pt" style:font-size-asian="12pt" style:font-size-complex="12pt" fo:language="pl" fo:country="PL" style:language-asian="pl" style:country-asian="PL"/>
    </style:style>
    <style:style style:name="P30"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31"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32" style:parent-style-name="Normal" style:family="paragraph">
      <style:paragraph-properties style:vertical-align="auto" fo:margin-top="0.0694in" fo:margin-bottom="0.0694in" fo:line-height="100%"/>
      <style:text-properties fo:hyphenate="false"/>
    </style:style>
    <style:style style:name="T33" style:parent-style-name="DefaultParagraphFont" style:family="text">
      <style:text-properties fo:language="pl" fo:country="PL"/>
    </style:style>
    <style:style style:name="T34" style:parent-style-name="HTMLCode" style:family="text">
      <style:text-properties style:font-name-asian="Times New Roman" fo:language="pl" fo:country="PL"/>
    </style:style>
    <style:style style:name="T35" style:parent-style-name="DefaultParagraphFont" style:family="text">
      <style:text-properties fo:language="pl" fo:country="PL"/>
    </style:style>
    <style:style style:name="T36" style:parent-style-name="HTMLCode" style:family="text">
      <style:text-properties style:font-name-asian="Times New Roman" fo:language="pl" fo:country="PL"/>
    </style:style>
    <style:style style:name="T37" style:parent-style-name="DefaultParagraphFont" style:family="text">
      <style:text-properties fo:language="pl" fo:country="PL"/>
    </style:style>
    <style:style style:name="T38" style:parent-style-name="HTMLCode" style:family="text">
      <style:text-properties style:font-name-asian="Times New Roman" fo:language="pl" fo:country="PL"/>
    </style:style>
    <style:style style:name="T39" style:parent-style-name="DefaultParagraphFont" style:family="text">
      <style:text-properties fo:language="pl" fo:country="PL"/>
    </style:style>
    <style:style style:name="P40" style:parent-style-name="Normal" style:family="paragraph">
      <style:paragraph-properties style:vertical-align="auto" fo:margin-top="0.0694in" fo:margin-bottom="0.0694in" fo:line-height="100%"/>
      <style:text-properties fo:language="pl" fo:country="PL" fo:hyphenate="false"/>
    </style:style>
    <style:style style:name="P41" style:parent-style-name="Normal" style:family="paragraph">
      <style:paragraph-properties style:vertical-align="auto" fo:margin-top="0.0694in" fo:margin-bottom="0.0694in" fo:line-height="100%"/>
      <style:text-properties fo:language="pl" fo:country="PL" fo:hyphenate="false"/>
    </style:style>
    <style:style style:name="P42" style:parent-style-name="Normal" style:family="paragraph">
      <style:paragraph-properties style:vertical-align="auto" fo:margin-top="0.0694in" fo:margin-bottom="0.0694in" fo:line-height="100%"/>
      <style:text-properties fo:language="pl" fo:country="PL" fo:hyphenate="false"/>
    </style:style>
    <style:style style:name="P43" style:parent-style-name="Normal" style:family="paragraph">
      <style:text-properties fo:language="pl" fo:country="PL"/>
    </style:style>
    <style:style style:name="P44" style:parent-style-name="Normal" style:family="paragraph">
      <style:text-properties fo:language="pl" fo:country="PL"/>
    </style:style>
    <style:style style:name="P45" style:parent-style-name="Normal" style:family="paragraph">
      <style:text-properties fo:language="pl" fo:country="PL"/>
    </style:style>
    <style:style style:name="P46" style:parent-style-name="Heading2" style:family="paragraph">
      <style:text-properties fo:language="pl" fo:country="PL"/>
    </style:style>
    <style:style style:name="P47" style:parent-style-name="Heading2" style:family="paragraph">
      <style:text-properties fo:language="pl" fo:country="PL"/>
    </style:style>
    <style:style style:name="P48" style:parent-style-name="Heading2" style:family="paragraph">
      <style:text-properties fo:language="pl" fo:country="PL"/>
    </style:style>
    <style:style style:name="P49" style:parent-style-name="Normal" style:family="paragraph">
      <style:text-properties fo:language="pl" fo:country="PL"/>
    </style:style>
    <style:style style:name="P50" style:parent-style-name="Normal" style:family="paragraph">
      <style:text-properties fo:language="pl" fo:country="PL"/>
    </style:style>
    <style:style style:name="P51" style:parent-style-name="Normal" style:family="paragraph">
      <style:text-properties fo:language="pl" fo:country="PL"/>
    </style:style>
  </office:automatic-styles>
  <office:body>
    <office:text text:use-soft-page-breaks="true">
      <text:p text:style-name="P1">Zakresy i domknięcia</text:p>
      <text:p text:style-name="Normal"><text:a xlink:href="http://www.algosmart.pl/zakresy-powtorka-reactjs-7/" office:target-frame-name="_top" xlink:show="replace"><text:span text:style-name="T2">http://www.algosmart.pl/zakresy-powtorka-reactjs-7/</text:span></text:a></text:p>
      <text:h text:style-name="P3" text:outline-level="1">Czym jest zakres?</text:h>
      <text:p text:style-name="P4">W każdym języku programowania istnieje możliwość przechowywania wartości w zmiennych, ich pobieranie i modyfikowanie. Pozwala to programowi na obsługę stanu.</text:p>
      <text:p text:style-name="P5">W związku z tym istnieje potrzeba zdefiniowania reguł dotyczących przechowywania zmiennych i ich odszukiwania. Reguły te będziemy określać mianem zakresu.</text:p>
      <text:h text:style-name="P6" text:outline-level="2">Teoria kompilatora</text:h>
      <text:p text:style-name="P7">Mimo iż język<text:s/>JavaScript jako interpretowany, jest tak naprawdę językiem kompilowanym li tylko przed samym uruchomieniem<text:s/>kodu. Silnik JS wykonuje podobne kroki jak kompilator innych języków:</text:p>
      <text:list text:style-name="LFO1" text:continue-numbering="true">
        <text:list-item>
          <text:p text:style-name="P8">Tokenizacja(lexing) czyli podział ciągu tekstowego znaków na tokeny, czyli na fragmenty, które mają znaczenie dla języka.<text:s/><text:s/>Jeśli tokeny będą identyfikowanie w sposób uwzględniający stan to wtedy mamy do czynienia z lexingiem.</text:p>
        </text:list-item>
        <text:list-item>
          <text:p text:style-name="P9">Analiza składni to proces pobrania strumienia tokenów i jego zamiany na drzewo. <text:s/>przedstawiające gramatyczną strukturę programu. Owo drzewo nazywamy AST, czyli abstract syntax tree.</text:p>
        </text:list-item>
        <text:list-item>
          <text:p text:style-name="P10">Generowanie kodu to proces pobrania AST i zamiany na kod możliwy do wykonania.</text:p>
        </text:list-item>
      </text:list>
      <text:h text:style-name="P11" text:outline-level="2">Poznajemy zakres</text:h>
      <text:p text:style-name="P12">Uczestnikami procesu przetwarzania programu są:</text:p>
      <text:list text:style-name="LFO2" text:continue-numbering="true">
        <text:list-item>
          <text:p text:style-name="P13">Silnik odpowiedzialny za przeprowadzenie od poczatku do końca procesu kompilacji oraz wykonania programu JavaScript.</text:p>
        </text:list-item>
        <text:list-item>
          <text:p text:style-name="P14">Kompilator zajmujący się analizą składni i wygenerowaniem kodu.</text:p>
        </text:list-item>
        <text:list-item>
          <text:p text:style-name="P15">Zakres. Tworzy i obsługuje listę wszystkich zadeklarowanych identyfikatorów(zmiennych), wymusza stosowanie ścisłego zbioru<text:s/>reguł udostępniania zmiennych aktualnie wykonywanemu kodowi.</text:p>
        </text:list-item>
      </text:list>
      <text:h text:style-name="P16" text:outline-level="2">Tam i z powrotem</text:h>
      <text:p text:style-name="P17">Kiedy popatrzymy na program var a = 2 to widzimy jedno polecenie , jednakże silnik widzi dwa oddzielne polecenia. Jedno jest obsługiwane przez kompilator w trakcie kompilacji, drugie przez silnik w trakcie wykonywania programu.</text:p>
      <text:p text:style-name="P18">Kiedy kod będzie generowany przez Kompilator, program będzie traktowany w nieco inny sposób niż tradycyjny:<text:s/>„Zaalokuj pamięć dla zmiennej, nadaj jej nazwę a , a następnie przypisz wartość 2 nowej zmiennej”.</text:p>
      <text:p text:style-name="P19">Podczas operacji przypisania wartości zmiennej podejmowane są dwie akcje. Pierwsza: Kompilator deklaruje zmienną (o ile nie została już wcześniej zadeklarowana) w bieżącym zakresie. Druga: podczas wykonywania programu Silnik szuka zmiennej w zakresie i przypisuje jej wartość, o ile szukana zmienna zostanie znaleziona.</text:p>
      <text:soft-page-break/>
      <text:h text:style-name="P20" text:outline-level="2">Język kompilatora</text:h>
      <text:p text:style-name="P21">Kiedy silnik będzie wykonywać kod przygotowany przez kompilator dla akcji drugiej, będzie przeprowadzał operacje wyszukiwania typy LHS i RHS<text:s/>dla znalezienia wartości, które się kryją pod nazwami zmiennych czy funkcji.</text:p>
      <text:p text:style-name="P22">LHS (left-hand side) – wyszukiwanie lewostronne, które następuje gdy zmienna znajduje się po lewej stronie operacji przypisania.<text:line-break/>Wszystko sprowadza się do odszukania adresu pamięci należacego do zmiennej i umieszczeniu w nim nowej wartości.<text:s/></text:p>
      <text:p text:style-name="P23"><text:s/>foo = 42;</text:p>
      <text:p text:style-name="P24"><text:span text:style-name="T25">Nie interesuje nas obecna zawartość<text:s/></text:span><text:span text:style-name="T26">foo</text:span><text:span text:style-name="T27"><text:s/>– po prostu chcemy wrzucić do kontenera o tym identyfikatorze wartość<text:s/></text:span><text:span text:style-name="T28">42</text:span><text:span text:style-name="T29">.<text:s/></text:span></text:p>
      <text:p text:style-name="P30">Wyszukiwanie RHS ogranicza się do podglądania wartości pod wybranym adresem pamięci.<text:s/></text:p>
      <text:list text:style-name="LFO4" text:continue-numbering="true">
        <text:list-item>
          <text:p text:style-name="P31">console.log(foo);</text:p>
        </text:list-item>
      </text:list>
      <text:p text:style-name="P32"><text:span text:style-name="T33">Silnik sprawdza wartość przechowywaną przez<text:s/></text:span><text:span text:style-name="T34">foo</text:span><text:span text:style-name="T35">, po czym przekazuje ją do metody<text:s/></text:span><text:span text:style-name="T36">log</text:span><text:span text:style-name="T37"><text:s/>obiektu<text:s/></text:span><text:span text:style-name="T38">console</text:span><text:span text:style-name="T39">. Nie ma tutaj żadnej operacji przypisania, więc mamy do czynienia z referencją prawostronną.</text:span></text:p>
      <text:p text:style-name="P40">Wyszukiwanie LHS to próba znalezienia samego kontenera zmiennej aby móc przeprowadzić operację przypisania. Natomiast RHS można potrakować jako „pobranie źródła( wartości)”</text:p>
      <text:p text:style-name="P41">Podczas wyszukiwania silnik konsultuje się z zakresami. Każdy z nich posiada spis zamieszkujących go identyfikatorów. W pierwszej kolejności silnik odpytuje zakres, w którym natrafił na analizowane wyrażenie. Jeżeli nie otrzyma odpowiedzi, to przechodzi do zakresu otaczającego. Według takiego algorytmu silnik przemieszcza się, aż do zakresu globalnego. Jeżeli nadal nie uda mu się odnaleźć poszukiwanego identyfikatora, to podejmuje decyzję jak zareagować na taką sytuację. Decyzja jest zależna od dwóch trybów działania silnika – strict i non-strict mode.</text:p>
      <text:p text:style-name="P42"/>
      <text:p text:style-name="P43"/>
      <text:p text:style-name="P44"/>
      <text:p text:style-name="P45"/>
      <text:h text:style-name="P46" text:outline-level="2"/>
      <text:h text:style-name="P47" text:outline-level="2"/>
      <text:h text:style-name="P48" text:outline-level="2"/>
      <text:p text:style-name="P49"><text:s/></text:p>
      <text:p text:style-name="P50"/>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paragraph-properties style:vertical-align="baseline" fo:line-height="105%"/>
      <style:text-properties style:font-name="Calibri" style:font-name-asian="Calibri" style:font-name-complex="Times New Roman"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sy0" style:display-name="sy0" style:family="text" style:parent-style-name="DefaultParagraphFont"/>
    <style:style style:name="nu0" style:display-name="nu0"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me0" style:display-name="me0" style:family="text" style:parent-style-name="DefaultParagraphFont"/>
    <style:style style:name="br0" style:display-name="br0"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ubuc, Zenon</meta:initial-creator>
    <dc:creator>Raubuc, Zenon</dc:creator>
    <meta:creation-date>2020-12-28T00:20:00Z</meta:creation-date>
    <dc:date>2020-12-28T02:16:00Z</dc:date>
    <meta:template xlink:href="Normal" xlink:type="simple"/>
    <meta:editing-cycles>2</meta:editing-cycles>
    <meta:editing-duration>PT6960S</meta:editing-duration>
    <meta:document-statistic meta:page-count="3" meta:paragraph-count="8" meta:word-count="573" meta:character-count="4009" meta:row-count="28" meta:non-whitespace-character-count="3444"/>
  </office:meta>
</office:document-meta>
</file>